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cm" table:align="margins"/>
    </style:style>
    <style:style style:name="Таблица3.A" style:family="table-column">
      <style:table-column-properties style:column-width="13.85cm" style:rel-column-width="32767*"/>
    </style:style>
    <style:style style:name="Таблица3.B" style:family="table-column">
      <style:table-column-properties style:column-width="13.85cm" style:rel-column-width="32768*"/>
    </style:style>
    <style:style style:name="Таблица3.A1" style:family="table-cell">
      <style:table-cell-properties fo:background-color="transparent" fo:padding="0.097cm" fo:border="none" style:writing-mode="page">
        <style:background-image/>
      </style:table-cell-properties>
    </style:style>
    <style:style style:name="Таблица1" style:family="table">
      <style:table-properties style:width="27.7cm" table:align="margins"/>
    </style:style>
    <style:style style:name="Таблица1.A" style:family="table-column">
      <style:table-column-properties style:column-width="3.399cm" style:rel-column-width="8041*"/>
    </style:style>
    <style:style style:name="Таблица1.B" style:family="table-column">
      <style:table-column-properties style:column-width="14.104cm" style:rel-column-width="33368*"/>
    </style:style>
    <style:style style:name="Таблица1.C" style:family="table-column">
      <style:table-column-properties style:column-width="10.197cm" style:rel-column-width="24126*"/>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4" style:family="table">
      <style:table-properties style:width="27.693cm" table:align="left"/>
    </style:style>
    <style:style style:name="Таблица4.A" style:family="table-column">
      <style:table-column-properties style:column-width="3.397cm"/>
    </style:style>
    <style:style style:name="Таблица4.B" style:family="table-column">
      <style:table-column-properties style:column-width="15.102cm"/>
    </style:style>
    <style:style style:name="Таблица4.C" style:family="table-column">
      <style:table-column-properties style:column-width="9.193cm"/>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2" style:family="table">
      <style:table-properties style:width="27.7cm" table:align="margins"/>
    </style:style>
    <style:style style:name="Таблица2.A" style:family="table-column">
      <style:table-column-properties style:column-width="4.563cm" style:rel-column-width="10797*"/>
    </style:style>
    <style:style style:name="Таблица2.B" style:family="table-column">
      <style:table-column-properties style:column-width="13.901cm" style:rel-column-width="32889*"/>
    </style:style>
    <style:style style:name="Таблица2.C" style:family="table-column">
      <style:table-column-properties style:column-width="9.236cm" style:rel-column-width="21849*"/>
    </style:style>
    <style:style style:name="Таблица2.1" style:family="table-row">
      <style:table-row-properties fo:keep-together="always"/>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ext_20_body">
      <style:text-properties officeooo:rsid="02d82664" officeooo:paragraph-rsid="02d82664"/>
    </style:style>
    <style:style style:name="P4" style:family="paragraph" style:parent-style-name="Text_20_body">
      <style:text-properties officeooo:rsid="02d82664" officeooo:paragraph-rsid="02d84541"/>
    </style:style>
    <style:style style:name="P5" style:family="paragraph" style:parent-style-name="Text_20_body">
      <style:text-properties officeooo:rsid="02d84541" officeooo:paragraph-rsid="02d84541"/>
    </style:style>
    <style:style style:name="P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text-properties fo:font-size="10pt" style:font-size-asian="10pt" style:font-size-complex="10pt"/>
    </style:style>
    <style:style style:name="P9" style:family="paragraph" style:parent-style-name="Table_20_Contents">
      <style:text-properties fo:font-size="10pt" officeooo:paragraph-rsid="02ec13ce" style:font-size-asian="10pt" style:font-size-complex="10pt"/>
    </style:style>
    <style:style style:name="P10" style:family="paragraph" style:parent-style-name="Table_20_Contents">
      <style:text-properties officeooo:paragraph-rsid="02ec13ce"/>
    </style:style>
    <style:style style:name="P11" style:family="paragraph" style:parent-style-name="Table_20_Contents">
      <style:text-properties officeooo:rsid="02ec13ce" officeooo:paragraph-rsid="02ec13ce"/>
    </style:style>
    <style:style style:name="P12" style:family="paragraph" style:parent-style-name="Table_20_Contents">
      <style:text-properties officeooo:paragraph-rsid="02eda724"/>
    </style:style>
    <style:style style:name="P13" style:family="paragraph" style:parent-style-name="Table_20_Contents">
      <style:paragraph-properties fo:text-align="center" style:justify-single-word="false"/>
      <style:text-properties officeooo:paragraph-rsid="02eda724"/>
    </style:style>
    <style:style style:name="P14" style:family="paragraph" style:parent-style-name="Table_20_Contents">
      <style:text-properties officeooo:rsid="02f1fe37" officeooo:paragraph-rsid="02f1fe37"/>
    </style:style>
    <style:style style:name="P15" style:family="paragraph" style:parent-style-name="Text_20_body">
      <style:paragraph-properties fo:margin-left="0cm" fo:margin-right="0cm" fo:text-align="center" style:justify-single-word="false" fo:text-indent="0cm" style:auto-text-indent="false">
        <style:tab-stops/>
      </style:paragraph-properties>
      <style:text-properties officeooo:paragraph-rsid="02ec13ce"/>
    </style:style>
    <style:style style:name="P16" style:family="paragraph" style:parent-style-name="First_20_line_20_indent">
      <style:paragraph-properties fo:margin-top="0.801cm" fo:margin-bottom="0.247cm" loext:contextual-spacing="false"/>
      <style:text-properties officeooo:paragraph-rsid="02d964f6"/>
    </style:style>
    <style:style style:name="P17" style:family="paragraph" style:parent-style-name="Standard" style:list-style-name="L1"/>
    <style:style style:name="P18" style:family="paragraph" style:parent-style-name="Heading_20_1" style:master-page-name="Landscape">
      <style:paragraph-properties style:page-number="auto"/>
      <style:text-properties officeooo:paragraph-rsid="02d82664"/>
    </style:style>
    <style:style style:name="P19" style:family="paragraph" style:parent-style-name="Heading_20_1">
      <style:paragraph-properties fo:break-before="page"/>
    </style:style>
    <style:style style:name="P20" style:family="paragraph" style:parent-style-name="Table_20_Contents" style:list-style-name="L1">
      <style:text-properties officeooo:rsid="02ed919d" officeooo:paragraph-rsid="02eda724"/>
    </style:style>
    <style:style style:name="P21" style:family="paragraph" style:parent-style-name="Table_20_Contents" style:list-style-name="L2">
      <style:paragraph-properties fo:text-align="start" style:justify-single-word="false"/>
      <style:text-properties officeooo:paragraph-rsid="02eda724"/>
    </style:style>
    <style:style style:name="P22" style:family="paragraph" style:parent-style-name="Heading_20_2" style:master-page-name="">
      <style:paragraph-properties fo:margin-left="0cm" fo:margin-right="0cm" fo:text-align="center" style:justify-single-word="false" fo:text-indent="0cm" style:auto-text-indent="false" style:page-number="auto" fo:break-before="page">
        <style:tab-stops/>
      </style:paragraph-properties>
      <style:text-properties officeooo:rsid="02ec13ce" officeooo:paragraph-rsid="02ec13ce"/>
    </style:style>
    <style:style style:name="P23" style:family="paragraph" style:parent-style-name="Heading_20_2">
      <style:paragraph-properties fo:margin-left="0cm" fo:margin-right="0cm" fo:text-align="center" style:justify-single-word="false" fo:text-indent="0cm" style:auto-text-indent="false">
        <style:tab-stops/>
      </style:paragraph-properties>
      <style:text-properties officeooo:paragraph-rsid="02ec13ce"/>
    </style:style>
    <style:style style:name="P24"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fo:language="ru" fo:country="RU"/>
    </style:style>
    <style:style style:name="T2" style:family="text">
      <style:text-properties officeooo:rsid="02d82664"/>
    </style:style>
    <style:style style:name="T3" style:family="text">
      <style:text-properties officeooo:rsid="02d84541"/>
    </style:style>
    <style:style style:name="T4" style:family="text">
      <style:text-properties officeooo:rsid="02d964f6"/>
    </style:style>
    <style:style style:name="T5" style:family="text">
      <style:text-properties officeooo:rsid="02ec13ce"/>
    </style:style>
    <style:style style:name="T6" style:family="text">
      <style:text-properties officeooo:rsid="02ed919d"/>
    </style:style>
    <style:style style:name="T7" style:family="text">
      <style:text-properties officeooo:rsid="02eda724"/>
    </style:style>
    <style:style style:name="T8" style:family="text">
      <style:text-properties officeooo:rsid="02ef36c4"/>
    </style:style>
    <style:style style:name="T9" style:family="text">
      <style:text-properties fo:background-color="#fff200" loext:char-shading-value="0"/>
    </style:style>
    <style:style style:name="T10" style:family="text">
      <style:text-properties officeooo:rsid="02f316d5"/>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Данный файл содержит<text:span text:style-name="T2"> небольшие программы для <text:line-break/>упрощения выполнения рутинной работы</text:span></text:h>
      <text:p text:style-name="Text_20_body">Чтобы Вы могли их установить, Вам прежде всего необходимо разрешить их установку в <text:span text:style-name="T2">Lib</text:span>reOffice:</text:p>
      <text:p text:style-name="P3">1. Зайдите в меню <text:span text:style-name="T9">Сервис</text:span> → пункт <text:span text:style-name="T9">Параметры</text:span> → в левой части нового окна выберите пункт <text:span text:style-name="T9">Безопасность</text:span> → в правой части окна нажмите кнопку «<text:span text:style-name="T9">Безопасность макросов</text:span>». В открывшемся окна выберите <text:span text:style-name="T9">средний уровень</text:span> безопасности. Нажмите Ок в открытых окнах.</text:p>
      <text:p text:style-name="P4">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7">Кому может быть полезна</text:p>
          </table:table-cell>
          <table:table-cell table:style-name="Таблица3.A1" office:value-type="string">
            <text:p text:style-name="P2">Кнопки установки панелей</text:p>
          </table:table-cell>
        </table:table-row>
        <table:table-row>
          <table:table-cell table:style-name="Таблица3.A1" office:value-type="string">
            <text:p text:style-name="P6">Панель с макросами для редактор<text:span text:style-name="T4">ов</text:span></text:p>
          </table:table-cell>
          <table:table-cell table:style-name="Таблица3.A1" office:value-type="string">
            <text:p text:style-name="P1"><draw:control text:anchor-type="as-char" svg:y="-0.4cm" draw:z-index="0" draw:name="Фигура1" draw:style-name="gr1" draw:text-style-name="P24" svg:width="6.347cm" svg:height="0.595cm" draw:control="control1"/></text:p>
          </table:table-cell>
        </table:table-row>
        <table:table-row>
          <table:table-cell table:style-name="Таблица3.A1" office:value-type="string">
            <text:p text:style-name="P7">Панель для работы со шрифтами</text:p>
          </table:table-cell>
          <table:table-cell table:style-name="Таблица3.A1" office:value-type="string">
            <text:p text:style-name="P1"><draw:control text:anchor-type="as-char" svg:y="-0.383cm" draw:z-index="2" draw:name="Фигура1" draw:style-name="gr1" draw:text-style-name="P24" svg:width="9.771cm" svg:height="0.595cm" draw:control="control3"/></text:p>
          </table:table-cell>
        </table:table-row>
        <table:table-row>
          <table:table-cell table:style-name="Таблица3.A1" office:value-type="string">
            <text:p text:style-name="P6">Панель <text:span text:style-name="T4">для правки содержимого документов</text:span></text:p>
          </table:table-cell>
          <table:table-cell table:style-name="Таблица3.A1" office:value-type="string">
            <text:p text:style-name="P1"><draw:control text:anchor-type="as-char" svg:y="-0.383cm" draw:z-index="1" draw:name="Фигура1" draw:style-name="gr1" draw:text-style-name="P24" svg:width="12.135cm" svg:height="0.595cm" draw:control="control2"/></text:p>
          </table:table-cell>
        </table:table-row>
      </table:table>
      <text:p text:style-name="P16">Если <text:span text:style-name="T3">после нажатия на кнопки панели не появляются, то видимо Вы не разрешили макросы (как это сделать описано выше)</text:span></text:p>
      <text:p text:style-name="P5">На следующих страницах приведено описание устанавливаемых программ</text:p>
      <text:h text:style-name="P19" text:outline-level="1">Документация по <text:span text:style-name="T5">программам (макросам)</text:span></text:h>
      <text:h text:style-name="Heading_20_2" text:outline-level="2">Макросы <text:span text:style-name="T5">для</text:span> редактор<text:span text:style-name="T5">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Table_20_Contents">Название</text:p>
          </table:table-cell>
          <table:table-cell table:style-name="Таблица1.A1" office:value-type="string">
            <text:p text:style-name="Table_20_Contents">Описание</text:p>
          </table:table-cell>
          <table:table-cell table:style-name="Таблица1.C1" office:value-type="string">
            <text:p text:style-name="P8">Путь макроса для выполнения по сочетанию клавиш</text:p>
          </table:table-cell>
        </table:table-row>
        <table:table-row>
          <table:table-cell table:style-name="Таблица1.A2" office:value-type="string">
            <text:p text:style-name="Table_20_Contents">Не юникод</text:p>
          </table:table-cell>
          <table:table-cell table:style-name="Таблица1.A2" office:value-type="string">
            <text:p text:style-name="Table_20_Contents"><text:span text:style-name="T6">Предлагает к удалению</text:span> <text:span text:style-name="T6">все </text:span>нестандартные символы. <text:span text:style-name="T6">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8">Publishing.Correction.executeRemoveBadCharacters</text:p>
          </table:table-cell>
        </table:table-row>
        <table:table-row>
          <table:table-cell table:style-name="Таблица1.A2" office:value-type="string">
            <text:p text:style-name="Table_20_Contents">Фон</text:p>
          </table:table-cell>
          <table:table-cell table:style-name="Таблица1.A2" office:value-type="string">
            <text:p text:style-name="Table_20_Contents">Заменяет белый фон символов на прозрачный во всем документе</text:p>
          </table:table-cell>
          <table:table-cell table:style-name="Таблица1.C2" office:value-type="string">
            <text:p text:style-name="P8">Publishing.Correction.executeRemoveWhiteBackground</text:p>
          </table:table-cell>
        </table:table-row>
        <table:table-row>
          <table:table-cell table:style-name="Таблица1.A2" office:value-type="string">
            <text:p text:style-name="Table_20_Contents">Ошибки</text:p>
          </table:table-cell>
          <table:table-cell table:style-name="Таблица1.A2" office:value-type="string">
            <text:p text:style-name="Table_20_Contents">Предлагаются к исправлению (в отслеживаемых изменениях) следующие виды ошибок набора:</text:p>
            <text:list xml:id="list1798494410" text:style-name="L1">
              <text:list-item>
                <text:p text:style-name="P17">Множество последовательных пробелов заменяется на единственный</text:p>
              </text:list-item>
              <text:list-item>
                <text:p text:style-name="P17">Удаляются пробелы перед знаками пунктуации</text:p>
              </text:list-item>
              <text:list-item>
                <text:p text:style-name="P17">Тире между цифрами заменяется на цифровое тире</text:p>
              </text:list-item>
              <text:list-item>
                <text:p text:style-name="P17">Тире между словами заменяется на среднее тире</text:p>
              </text:list-item>
              <text:list-item>
                <text:p text:style-name="P17">Пробелы после открывания скобок или кавычек удаляются</text:p>
              </text:list-item>
              <text:list-item>
                <text:p text:style-name="P17">Пробел между фамилией и последующими инициалами заменяется на неразрывный</text:p>
              </text:list-item>
              <text:list-item>
                <text:p text:style-name="P17">Пробел между инициалами и последующей фамилией заменяется на неразрывный</text:p>
              </text:list-item>
              <text:list-item>
                <text:p text:style-name="P17">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17">Пробел между с. 7 и т. 7 заменяется на неразрывный</text:p>
              </text:list-item>
              <text:list-item>
                <text:p text:style-name="P17">Пробел между серия 7, часть 7, том 7 заменяется на неразрывный</text:p>
              </text:list-item>
              <text:list-item>
                <text:p text:style-name="P17">Пробел между 1917 г. Заменяется на неразрывный, а при отсутсвии вставляется</text:p>
                <text:p text:style-name="P20">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8">Publishing.Correction.executeMakeMeHappy</text:p>
          </table:table-cell>
        </table:table-row>
        <text:soft-page-break/>
        <table:table-row>
          <table:table-cell table:style-name="Таблица1.A2" office:value-type="string">
            <text:p text:style-name="Table_20_Contents">Формат</text:p>
          </table:table-cell>
          <table:table-cell table:style-name="Таблица1.A2" office:value-type="string">
            <text:p text:style-name="P12">Очищает ручное форматирование, кроме <text:span text:style-name="T7">следующего</text:span>: </text:p>
            <text:list xml:id="list2520845983" text:style-name="L2">
              <text:list-item>
                <text:p text:style-name="P21"><text:span text:style-name="T7">П</text:span>олужирного</text:p>
              </text:list-item>
              <text:list-item>
                <text:p text:style-name="P21"><text:span text:style-name="T7">К</text:span>урсива</text:p>
              </text:list-item>
              <text:list-item>
                <text:p text:style-name="P21"><text:span text:style-name="T7">П</text:span>одчеркивания</text:p>
              </text:list-item>
              <text:list-item>
                <text:p text:style-name="P21"><text:span text:style-name="T7">З</text:span>ачеркивания</text:p>
              </text:list-item>
              <text:list-item>
                <text:p text:style-name="P21"><text:span text:style-name="T7">В</text:span>ерхн<text:span text:style-name="T7">ий</text:span> индекс</text:p>
              </text:list-item>
              <text:list-item>
                <text:p text:style-name="P21"><text:span text:style-name="T7">Н</text:span>ижн<text:span text:style-name="T7">ий</text:span> индекс</text:p>
              </text:list-item>
              <text:list-item>
                <text:p text:style-name="P21"><text:span text:style-name="T7">Р</text:span>астянут<text:span text:style-name="T7">ый</text:span> текст (2пт)</text:p>
              </text:list-item>
            </text:list>
            <text:p text:style-name="P13">Все шрифты, примененные к тексту, кроме <text:span text:style-name="T8">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Table_20_Contents">Все сноски переводятся в стиль Сноска.</text:p>
          </table:table-cell>
          <table:table-cell table:style-name="Таблица1.C2" office:value-type="string">
            <text:p text:style-name="P8">Publishing.CleanManualFormat.executeClean</text:p>
          </table:table-cell>
        </table:table-row>
        <table:table-row>
          <table:table-cell table:style-name="Таблица1.A2" office:value-type="string">
            <text:p text:style-name="Table_20_Contents">Пустые стили</text:p>
          </table:table-cell>
          <table:table-cell table:style-name="Таблица1.A2" office:value-type="string">
            <text:p text:style-name="Table_20_Contents">Удаляет неиспользуемые пользовательские стили, кроме стилей из шаблона статьи.</text:p>
          </table:table-cell>
          <table:table-cell table:style-name="Таблица1.C2" office:value-type="string">
            <text:p text:style-name="P8">Publishing.unusedStyles.executeRemoveUnusedStyles</text:p>
          </table:table-cell>
        </table:table-row>
      </table:table>
      <text:h text:style-name="P22" text:outline-level="2">Макросы для работы со шрифтами</text:h>
      <text:p text:style-name="P15"/>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1">Название</text:p>
          </table:table-cell>
          <table:table-cell table:style-name="Таблица4.A1" office:value-type="string">
            <text:p text:style-name="P11">Описание</text:p>
          </table:table-cell>
          <table:table-cell table:style-name="Таблица4.C1" office:value-type="string">
            <text:p text:style-name="P9">Путь макроса для выполнения по сочетанию клавиш</text:p>
          </table:table-cell>
        </table:table-row>
        <table:table-row>
          <table:table-cell table:style-name="Таблица4.A2" office:value-type="string">
            <text:p text:style-name="P11">TNR2IPH</text:p>
          </table:table-cell>
          <table:table-cell table:style-name="Таблица4.A2" office:value-type="string">
            <text:p text:style-name="P10"><text:span text:style-name="T5">Преобразует</text:span> все символы из <text:span text:style-name="T5">Times New Roman</text:span> в <text:span text:style-name="T5">IPH Serif</text:span></text:p>
          </table:table-cell>
          <table:table-cell table:style-name="Таблица4.C2" office:value-type="string">
            <text:p text:style-name="P9">Publishing.<text:span text:style-name="T5">replaceFonts</text:span>.<text:span text:style-name="T5">TNR2IPH</text:span></text:p>
          </table:table-cell>
        </table:table-row>
        <table:table-row>
          <table:table-cell table:style-name="Таблица4.A2" office:value-type="string">
            <text:p text:style-name="P11">Univ2IPH</text:p>
          </table:table-cell>
          <table:table-cell table:style-name="Таблица4.A2" office:value-type="string">
            <text:p text:style-name="P10"><text:span text:style-name="T5">Преобразует</text:span> все символы из <text:span text:style-name="T5">Universalia</text:span> в <text:span text:style-name="T5">IPH Serif</text:span></text:p>
          </table:table-cell>
          <table:table-cell table:style-name="Таблица4.C2" office:value-type="string">
            <text:p text:style-name="P9">Publishing.<text:span text:style-name="T5">replaceFonts</text:span>.<text:span text:style-name="T5">Univ2IPH</text:span></text:p>
          </table:table-cell>
        </table:table-row>
        <table:table-row>
          <table:table-cell table:style-name="Таблица4.A2" office:value-type="string">
            <text:p text:style-name="P10">Goth2<text:span text:style-name="T5">IPH</text:span></text:p>
          </table:table-cell>
          <table:table-cell table:style-name="Таблица4.A2" office:value-type="string">
            <text:p text:style-name="P10"><text:span text:style-name="T5">Преобразует</text:span> все символы из WL LatinAllIn1Goth в <text:span text:style-name="T5">IPH Serif</text:span></text:p>
          </table:table-cell>
          <table:table-cell table:style-name="Таблица4.C2" office:value-type="string">
            <text:p text:style-name="P9">Publishing.<text:span text:style-name="T5">replaceFonts</text:span>.Goth2<text:span text:style-name="T5">IPH</text:span></text:p>
          </table:table-cell>
        </table:table-row>
        <table:table-row>
          <table:table-cell table:style-name="Таблица4.A2" office:value-type="string">
            <text:p text:style-name="P10"><text:span text:style-name="T5">IPH</text:span>2Goth</text:p>
          </table:table-cell>
          <table:table-cell table:style-name="Таблица4.A2" office:value-type="string">
            <text:p text:style-name="P10"><text:span text:style-name="T5">Преобразует</text:span> все символы из <text:span text:style-name="T5">IPH Serif</text:span> в WL LatinAllIn1Goth </text:p>
          </table:table-cell>
          <table:table-cell table:style-name="Таблица4.C2" office:value-type="string">
            <text:p text:style-name="P9">Publishing.<text:span text:style-name="T5">replaceFonts</text:span>.<text:span text:style-name="T5">IPH</text:span>2Goth</text:p>
          </table:table-cell>
        </table:table-row>
        <table:table-row>
          <table:table-cell table:style-name="Таблица4.A2" office:value-type="string">
            <text:p text:style-name="P11">TimesAr2IPH</text:p>
          </table:table-cell>
          <table:table-cell table:style-name="Таблица4.A2" office:value-type="string">
            <text:p text:style-name="P10"><text:span text:style-name="T5">Преобразует</text:span> символы из <text:span text:style-name="T5">Times Arabic</text:span> в <text:span text:style-name="T5">IPH Serif</text:span></text:p>
          </table:table-cell>
          <table:table-cell table:style-name="Таблица4.C2" office:value-type="string">
            <text:p text:style-name="P9">Publishing.<text:span text:style-name="T5">replaceFonts</text:span>.<text:span text:style-name="T5">TimesAr2IPH</text:span></text:p>
          </table:table-cell>
        </table:table-row>
        <table:table-row>
          <table:table-cell table:style-name="Таблица4.A2" office:value-type="string">
            <text:p text:style-name="P11">badGoth2IPH</text:p>
          </table:table-cell>
          <table:table-cell table:style-name="Таблица4.A2" office:value-type="string">
            <text:p text:style-name="P10"><text:span text:style-name="T5">Преобразует</text:span> символы из WL LatinAllIn1Goth в <text:span text:style-name="T5">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9">Publishing.<text:span text:style-name="T5">replaceFonts</text:span>.<text:span text:style-name="T5">badGoth2IPH</text:span></text:p>
          </table:table-cell>
        </table:table-row>
      </table:table>
      <text:h text:style-name="P23"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Table_20_Contents">Название</text:p>
          </table:table-cell>
          <table:table-cell table:style-name="Таблица2.A1" office:value-type="string">
            <text:p text:style-name="Table_20_Contents">Описание</text:p>
          </table:table-cell>
          <table:table-cell table:style-name="Таблица2.C1" office:value-type="string">
            <text:p text:style-name="P8">Путь макроса для выполнения по сочетанию клавиш</text:p>
          </table:table-cell>
        </table:table-row>
        <table:table-row table:style-name="Таблица2.1">
          <table:table-cell table:style-name="Таблица2.A2" office:value-type="string">
            <text:p text:style-name="P14">Сверстать выпуск</text:p>
          </table:table-cell>
          <table:table-cell table:style-name="Таблица2.A2" office:value-type="string">
            <text:p text:style-name="P14">Макрос применяется совместно с шаблоном журнала. Он <text:span text:style-name="T10">последовательно </text:span>добавляет все пронумерованные статьи в той же папке, что и <text:span text:style-name="T10">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8"/>
          </table:table-cell>
        </table:table-row>
        <table:table-row table:style-name="Таблица2.1">
          <table:table-cell table:style-name="Таблица2.A2" office:value-type="string">
            <text:p text:style-name="Table_20_Contents">Разрыв со сжатием</text:p>
          </table:table-cell>
          <table:table-cell table:style-name="Таблица2.A2" office:value-type="string">
            <text:p text:style-name="Table_20_Contents">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8">Publishing.pageBreaks.executeShrinkPageContent</text:p>
          </table:table-cell>
        </table:table-row>
        <table:table-row table:style-name="Таблица2.1">
          <table:table-cell table:style-name="Таблица2.A2" office:value-type="string">
            <text:p text:style-name="Table_20_Contents">Разрыв</text:p>
          </table:table-cell>
          <table:table-cell table:style-name="Таблица2.A2" office:value-type="string">
            <text:p text:style-name="Table_20_Contents">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8">Publishing.pageBreaks.executeSplitPages</text:p>
          </table:table-cell>
        </table:table-row>
        <text:soft-page-break/>
        <table:table-row table:style-name="Таблица2.1">
          <table:table-cell table:style-name="Таблица2.A2" office:value-type="string">
            <text:p text:style-name="Table_20_Contents">ШрифтыВстили</text:p>
          </table:table-cell>
          <table:table-cell table:style-name="Таблица2.A2" office:value-type="string">
            <text:p text:style-name="Table_20_Contents">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8">Publishing.CleanManualFormat.executeReplaceFonts</text:p>
          </table:table-cell>
        </table:table-row>
        <table:table-row table:style-name="Таблица2.1">
          <table:table-cell table:style-name="Таблица2.A2" office:value-type="string">
            <text:p text:style-name="Table_20_Contents">СтилиСносок</text:p>
          </table:table-cell>
          <table:table-cell table:style-name="Таблица2.A2" office:value-type="string">
            <text:p text:style-name="Table_20_Contents">Назначить всем сноскам стиль Сноска</text:p>
          </table:table-cell>
          <table:table-cell table:style-name="Таблица2.C2" office:value-type="string">
            <text:p text:style-name="P8">Publishing.CleanManualFormat.NotesCleanStyle</text:p>
          </table:table-cell>
        </table:table-row>
        <table:table-row table:style-name="Таблица2.1">
          <table:table-cell table:style-name="Таблица2.A2" office:value-type="string">
            <text:p text:style-name="P14">InDD</text:p>
          </table:table-cell>
          <table:table-cell table:style-name="Таблица2.A2" office:value-type="string">
            <text:p text:style-name="P14">Импорт документа из In Design</text:p>
          </table:table-cell>
          <table:table-cell table:style-name="Таблица2.C2" office:value-type="string">
            <text:p text:style-name="P8"/>
          </table:table-cell>
        </table:table-row>
        <table:table-row table:style-name="Таблица2.1">
          <table:table-cell table:style-name="Таблица2.A2" office:value-type="string">
            <text:p text:style-name="P14">CreateBidirectionalLink</text:p>
          </table:table-cell>
          <table:table-cell table:style-name="Таблица2.A2" office:value-type="string">
            <text:p text:style-name="P14">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8"/>
          </table:table-cell>
        </table:table-row>
      </table:table>
      <text:p text:style-name="Standard"><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start" style:justify-single-word="false" fo:text-indent="1.251c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0.499cm" fo:margin-right="0cm" fo:line-height="100%" fo:text-align="justify" style:justify-single-word="false" fo:text-indent="-0.499c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1DT16H36M42S</meta:editing-duration>
    <meta:editing-cycles>620</meta:editing-cycles>
    <meta:generator>LibreOffice/6.1.5.2$Linux_X86_64 LibreOffice_project/90f8dcf33c87b3705e78202e3df5142b201bd805</meta:generator>
    <dc:date>2019-02-12T13:22:44.779100771</dc:date>
    <meta:document-statistic meta:table-count="4" meta:image-count="0" meta:object-count="0" meta:page-count="5" meta:paragraph-count="99" meta:word-count="674" meta:character-count="5214" meta:non-whitespace-character-count="4650"/>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toTextAll
executeReplaceFonts
ClearDirectFormat
toStyleAll
NotesCleanStyle
executeRemoveUnusedStyles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allNotes= thisComponent.FootNotes
for x = 0 to allNotes.Count -1
  aNote = allNotes.getByIndex(x)
  footNoteText = aNote.getText()
  oTextcursor = footNoteText.createTextCursor()
  oViewCursor.gotoRange(oTextcursor.getStart(),false) 
  oViewCursor.gotoEnd(true)
  dispatcher.executeDispatch(document, ".uno:ResetAttributes", "", 0, Array())
next
oViewCursor.gotoStart(false)
End Sub


Sub toTextBold
Dim SrchAttributes(0) as new com.sun.star.beans.PropertyValue
Dim ReplAttributes(0) as new com.sun.star.beans.PropertyValue
SrchAttributes(0).Name = "CharWeight"
SrchAttributes(0).Value = com.sun.star.awt.FontWeight.BOLD
SearchString = "(.*)"
oReplaceString = "&lt;bold&gt;$1&lt;/bold&gt;"
ReplaceFormatting(SearchString,oReplaceString,SrchAttributes,ReplAttributes, true)
End Sub

Sub toTextItalic
Dim SrchAttributes(0) as new com.sun.star.beans.PropertyValue
Dim ReplAttributes(0) as new com.sun.star.beans.PropertyValue
SrchAttributes(0).Name = "CharPosture"
SrchAttributes(0).Value = com.sun.star.awt.FontSlant.ITALIC
SearchString = "(.*)"
oReplaceString = "&lt;italic&gt;$1&lt;/italic&gt;"
ReplaceFormatting(SearchString,oReplaceString,SrchAttributes,ReplAttributes, true)
End Sub

Sub toTextStrikeout
Dim SrchAttributes(0) as new com.sun.star.beans.PropertyValue
Dim ReplAttributes(0) as new com.sun.star.beans.PropertyValue
SrchAttributes(0).Name = "CharStrikeout"
SrchAttributes(0).Value = com.sun.star.awt.FontStrikeout.SINGLE
SearchString = "(.*)"
oReplaceString = "&lt;strikeout&gt;$1&lt;/strikeout&gt;"
ReplaceFormatting(SearchString,oReplaceString,SrchAttributes,ReplAttributes, true)
End Sub

Sub toTextUnderline
Dim SrchAttributes(0) as new com.sun.star.beans.PropertyValue
Dim ReplAttributes(0) as new com.sun.star.beans.PropertyValue
SrchAttributes(0).Name = "CharUnderline"
SrchAttributes(0).Value = com.sun.star.awt.FontUnderline.SINGLE
SearchString = "(.*)"
oReplaceString = "&lt;underline&gt;$1&lt;/underline&gt;"
ReplaceFormatting(SearchString,oReplaceString,SrchAttributes,ReplAttributes, true)
End Sub

Sub toTextSuper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perscript&gt;$1&lt;/superscript&gt;"
ReplaceFormatting(SearchString,oReplaceString,SrchAttributes,ReplAttributes, true)
End Sub

Sub toTextSub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bscript&gt;$1&lt;/subscript&gt;"
ReplaceFormatting(SearchString,oReplaceString,SrchAttributes,ReplAttributes, true)
End Sub

Sub toTextSparce

Dim SrchAttributes(0) as new com.sun.star.beans.PropertyValue
Dim ReplAttributes(0) as new com.sun.star.beans.PropertyValue

For i=35 To 71 
	SrchAttributes(0).Name = "CharKerning"
	SearchString = "(.*)"
	SrchAttributes(0).Value = i
	oReplaceString = "&lt;sparce" &amp; i &amp; "&gt;$1&lt;/sparce&gt;"
	ReplaceFormatting(SearchString,oReplaceString,SrchAttributes,ReplAttributes, true)
Next


End Sub

Sub toStyleBold
Dim SrchAttributes(0) as new com.sun.star.beans.PropertyValue
Dim ReplAttributes(0) as new com.sun.star.beans.PropertyValue
ReplAttributes(0).Name = "CharWeight"
ReplAttributes(0).Value = com.sun.star.awt.FontWeight.BOLD
SearchString = "&lt;bold&gt;(.*?)&lt;/bold&gt;"
oReplaceString = "$1"
ReplaceFormatting(SearchString,oReplaceString,SrchAttributes,ReplAttributes, true)
End Sub

Sub toStyleItalic
Dim SrchAttributes(0) as new com.sun.star.beans.PropertyValue
Dim ReplAttributes(0) as new com.sun.star.beans.PropertyValue
ReplAttributes(0).Name = "CharPosture"
ReplAttributes(0).Value = com.sun.star.awt.FontSlant.ITALIC
SearchString = "&lt;italic&gt;(.*?)&lt;/italic&gt;"
oReplaceString = "$1"
ReplaceFormatting(SearchString,oReplaceString,SrchAttributes,ReplAttributes, true)
End Sub

Sub toStyleStrikeout
Dim SrchAttributes(0) as new com.sun.star.beans.PropertyValue
Dim ReplAttributes(0) as new com.sun.star.beans.PropertyValue
ReplAttributes(0).Name = "CharStrikeout"
ReplAttributes(0).Value = com.sun.star.awt.FontStrikeout.SINGLE
SearchString = "&lt;strikeout&gt;(.*?)&lt;/strikeout&gt;"
oReplaceString = "$1"
ReplaceFormatting(SearchString,oReplaceString,SrchAttributes,ReplAttributes, true)
End Sub


Sub toStyleUnderline
Dim SrchAttributes(0) as new com.sun.star.beans.PropertyValue
Dim ReplAttributes(0) as new com.sun.star.beans.PropertyValue
ReplAttributes(0).Name = "CharUnderline"
ReplAttributes(0).Value = com.sun.star.awt.FontUnderline.SINGLE
SearchString = "&lt;underline&gt;(.*?)&lt;/underline&gt;"
oReplaceString = "$1"
ReplaceFormatting(SearchString,oReplaceString,SrchAttributes,ReplAttributes, true)
End Sub


Sub toStyleSuperscript
Dim SrchAttributes(1) as new com.sun.star.beans.PropertyValue
Dim ReplAttributes(1) as new com.sun.star.beans.PropertyValue
ReplAttributes(0).Name = "CharEscapementHeight"
ReplAttributes(0).Value = 58
ReplAttributes(1).Name = "CharEscapement"
ReplAttributes(1).Value = 101
SearchString = "&lt;superscript&gt;(.*?)&lt;/superscript&gt;"
oReplaceString = "$1"
ReplaceFormatting(SearchString,oReplaceString,SrchAttributes,ReplAttributes, true)
End Sub

Sub toStyleSubscript
Dim SrchAttributes(1) as new com.sun.star.beans.PropertyValue
Dim ReplAttributes(1) as new com.sun.star.beans.PropertyValue
ReplAttributes(0).Name = "CharEscapementHeight"
ReplAttributes(0).Value = 58
ReplAttributes(1).Name = "CharEscapement"
ReplAttributes(1).Value = -101
SearchString = "&lt;subscript&gt;(.*?)&lt;/subscript&gt;"
oReplaceString = "$1"
ReplaceFormatting(SearchString,oReplaceString,SrchAttributes,ReplAttributes, true)
End Sub

Sub toStyleSparce
Dim SrchAttributes(0) as new com.sun.star.beans.PropertyValue
Dim ReplAttributes(0) as new com.sun.star.beans.PropertyValue
ReplAttributes(0).Name = "CharKerning"
oReplaceString = "$1"
For i=35 To 71 
	ReplAttributes(0).Value = i
	SearchString = "&lt;sparce" &amp; i &amp; "&gt;(.*?)&lt;/sparce&gt;"
	ReplaceFormatting(SearchString,oReplaceString,SrchAttributes,ReplAttributes, true)
Next 
End Sub

Sub toTextAll
toTextBold
toTextItalic
toTextStrikeout
toTextUnderline
toTextSuperscript
toTextSubscript
toTextSparce
End Sub

Sub toStyleAll
toStyleSparce
toStyleSuperscript
toStyleSubscript
toStyleUnderline
toStyleStrikeout
toStyleItalic
toStyle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cript:module>
</file>

<file path=Basic/Publishing/Correction.xml><?xml version="1.0" encoding="utf-8"?>
<!DOCTYPE module  PUBLIC '-//OpenOffice.org//DTD OfficeDocument 1.0//EN'  'module.dtd'>
<script:module xmlns:script="http://openoffice.org/2000/script" script:name="Correction" script:language="StarBasic">Sub executeMakeMeHappy
	StartTracking
	AskAndReplace("(?&lt;=[:space:])[:space:]+","")
'	AskAndReplace("[\uE000-\uF8FF]+","")
	AskAndReplace("[:space:]+(?=[\.,;:?!\)\]\}»¡¿”‘’])","")
	AskAndReplace("(?&lt;=[:digit:])(?:[:space:])?[-‒–—](?:[:space:])?(?=[:digit:])","‒")
	AskAndReplace("(?&lt;=[:alpha:][:space:])[-‒—](?=[:space:][:alpha:])","–")
	AskAndReplace("(?&lt;=[\(\[\{«„])[:space:]","")
	AskAndReplace("(?&lt;=[^.!?][:space:][:upper:][:lower:]{1,30})\ (?=[:upper:]\.[:upper:]\.)"," ")
	AskAndReplace("(?&lt;=[:upper:]\.[:upper:]\.)\ (?=[:upper:][:lower:]+)"," ")
    AskAndReplace("(?&lt;=\bи)\ (?=т\.)"," ")
    AskAndReplace("(?&lt;=\bт)\.\ ?(?=[ендпк]\.)",". ")
'	AskAndReplace("(?&lt;=\b[сСтТ]\.)[:space:](?=[:digit:])"," ")
	AskAndReplace("(?&lt;=\b[тТ](ом|\.))\ (?=[:digit:])"," ")
	AskAndReplace("(?&lt;=\b[сС](ерия|\.))\ +(?=[:digit:])"," ")
	AskAndReplace("(?&lt;=\b[чЧ](асть|\.))\ +(?=[:digit:])"," ")
	AskAndReplace("(?&lt;=[0-9])[:space:]*г(?=\.)"," г")
'citation correction	
	AskAndReplace("(?&lt;=[:alpha:])&lt;(?=…&gt;)"," &lt;")
    AskAndReplace("(?&lt;=&lt;…)&gt;(?=[:alpha:])","&gt; ")
    AskAndReplace("(?&lt;=[:alpha:])–(?=[:alpha:])"," – ")
'Empty par and leading spaces
	StopTracking
    AskAndReplace("^[\t\n\ ]+","")
    AskAndReplace("^$","")
End Sub


Sub executeCitationCorrection
	StartTracking
	    AskAndReplace("(?&lt;=[:alpha:])&lt;(?=…&gt;)"," &lt;")
	    AskAndReplace("(?&lt;=&lt;…)&gt;(?=[:alpha:])","&gt; ")
	    AskAndReplace("(?&lt;=[:alpha:])–(?=[:alpha:])"," – ")
	StopTracking
End Sub


Sub executeRemoveConsequentSpaces
	StartTracking
	    AskAndReplace("(?&lt;=[:space:])[:space:]+","")
	StopTracking
End Sub
Sub executeRemoveBadCharacters
	StartTracking
	    AskAndReplace("[\uE000-\uF8FF]+","")
	StopTracking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pageBreaks.shrinkPageContent?language=Basic&amp;location=application"
  sCmdLable = "Разрыв со сжатием"
  nCount = 1
  oToolbarItem = CreateSimpleToolbarItem( sCmdID, sCmdLable )
  oTBSettings.insertByIndex( nCount, oToolbarItem )
  
    sCmdID   = "vnd.sun.star.script:Publishing.pageBreaks.splitPages?language=Basic&amp;location=application"
  sCmdLable = "Разрыв"
  nCount = 2
  oToolbarItem = CreateSimpleToolbarItem( sCmdID, sCmdLable )
  oTBSettings.insertByIndex( nCount, oToolbarItem )

  sCmdID   = "vnd.sun.star.script:Publishing.CleanManualFormat.executeReplaceFonts?language=Basic&amp;location=application"
  sCmdLable = "ШрифтыВстили"
  nCount = 3
  oToolbarItem = CreateSimpleToolbarItem( sCmdID, sCmdLable )
  oTBSettings.insertByIndex( nCount, oToolbarItem )
  
  sCmdID   = "vnd.sun.star.script:Publishing.CleanManualFormat.NotesCleanStyle?language=Basic&amp;location=application"
  sCmdLable = "СтилиСносок"
  nCount = 4
  oToolbarItem = CreateSimpleToolbarItem( sCmdID, sCmdLable )
  oTBSettings.insertByIndex( nCount, oToolbarItem )
  
  sCmdID   = "vnd.sun.star.script:Publishing.Indd.executeInsertINDDPageBreaks?language=Basic&amp;location=application"
  sCmdLable = "Indd"
  nCount = 5
  oToolbarItem = CreateSimpleToolbarItem( sCmdID, sCmdLable )
  oTBSettings.insertByIndex( nCount, oToolbarItem )
  
  sCmdID   = "vnd.sun.star.script:Publishing.Indd.CreateBidirectionalLink?language=Basic&amp;location=application"
  sCmdLable = "CreateBidirectionalLink"
  nCount = 6
  oToolbarItem = CreateSimpleToolbarItem( sCmdID, sCmdLable )
  oTBSettings.insertByIndex( nCount, oToolbarItem )

  
  'sCmdID   = "vnd.sun.star.script:Publishing.Correction.fixNBSpaces?language=Basic&amp;location=application"
  'sCmdLable = "fixNBSpaces"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execute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orrection.executeMakeMeHappy?language=Basic&amp;location=application"
  sCmdLable = "Ошибки"
  nCount = 2
  oToolbarItem = CreateSimpleToolbarItem( sCmdID, sCmdLable )
  oTBSettings.insertByIndex( nCount, oToolbarItem )
  
  sCmdID   = "vnd.sun.star.script:Publishing.CleanManualFormat.executeClean?language=Basic&amp;location=application"
  sCmdLable = "Формат"
  nCount = 3
  oToolbarItem = CreateSimpleToolbarItem( sCmdID, sCmdLable )
  oTBSettings.insertByIndex( nCount, oToolbarItem )
  
  sCmdID   = "vnd.sun.star.script:Publishing.unusedStyles.executeRemoveUnusedStyles?language=Basic&amp;location=application"
  sCmdLable = "Пустые стил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Sub makeUpIssue

Dim oViewCursor As Object
Dim oTextCursor As Object
Dim articleEndPosition As Object
oViewCursor = ThisComponent.CurrentController.getViewCursor()
Dim page As String
Dim path As String
Dim tmp As String
Dim sectionName As String
sectionName = ""
Dim nSections As Long 
oFilename = ThisComponent.Location

'Exit if no sections in document or document not saved
If oFilename = "" Then
	MsgBox "Сначала сохраните выпуск в папке с файлами статьей"
	Exit Sub
End If

'Globalscope.BasicLibraries.LoadLibrary( "MRILib" )

GlobalScope.BasicLibraries.loadLibrary("Tools")
path=DirectoryNameoutofPath(ThisComponent.getURL(),"/")


' Add article for each section
'Go to article first page
	page = findFirstPageWithStyle("Первая страница статьи")
	oViewCursor.jumpToPage(page)
	oTextCursor = oViewCursor.Text.createTextCursorByRange(oViewCursor)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tArticleUniqPageStyles(i)
	oViewCursor.jumpToPage(page)
	setAtricleVars(i)
	oViewCursor.jumpToPage(page)
	takeWidowLinesIn()
	oViewCursor.jumpToPage(page)
'	takeWidowOrphans()
	'Set section name
	sectionName = getSectionX(sectionName)
	modifyVar("leftHeader" + i , sectionName )
Next i
	oViewCursor.jumpToPage(page)
	oViewCursor.jumpToPage(getArticleLastPage())
	removeEmptyPage()
	
'Globalscope.BasicLibraries.LoadLibrary( "MRILib" )
' Mri oViewCursor
'Задать нумерацию сносок на каждую главу
ThisComponent.FootnoteSettings.FootnoteCounting=1
End Sub

Sub setAtricleVars(i)
	modifyVar("article" + i + "LastPage", CStr(getArticleLastPage()) )
	'modifyVar("article" + i + "UDK", getUDK())
	modifyVar("author" + i + "Copyright", getCopyright() )
	'modifyVar("rightHeader" + i , getTitleHeader() )
End Sub

Function getArticleLastPage()
	Globalscope.BasicLibraries.LoadLibrary( "MRILib" )
	Dim docLastPage As Integer
	Dim curPageNum As Integer
	Dim oViewCursor As Object
	oViewCursor = ThisComponent.CurrentController.getViewCursor()
	Dim oSavePosition As Object
	oSavePosition = oViewCursor.Text.createTextCursorByRange(oViewCursor)	
	oViewCursor.jumpToLastPage()
	oViewCursor.jumpToEndOfPage()
	docLastPage = CInt(oViewCursor.getPage())
	oViewCursor.goToRange(oSavePosition,false)
	Dim curPageStyleName As String
	curPageStyleName = oViewCursor.PageStyleName
	Do Until  InStr(curPageStyleName,"статьи")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Первая страница статьи") = 1 Then
			Exit Do
		End If
	Loop
	getArticleLastPage = curPageNum
End Function

Function getUDK()
	Dim oViewCursor As Object
	Dim oSavePosition As Object
	Dim title As String
	oViewCursor = ThisComponent.CurrentController.getViewCursor()
	oSavePosition = oViewCursor.Text.createTextCursorByRange(oViewCursor)	
	
	getFirstTextInStyle("Заголовок 2")
	title = oViewCursor.getString()
	oViewCursor.goToRange(oSavePosition, false)
	getUDK = Left(title,11)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getString()
	If authors &lt;&gt; "" Then 
		leftSide = Right(authors,Len(authors)-4)
		rightSide =  Left(authors,4)
		getCopyright = "© " + Trim(leftSide) + " " + rightSide
		oViewCursor.goToRange(oSavePosition, false)
	End If
End Function

Function getSectionX(section)
	Dim oViewCursor As Object
	Dim oSavePosition As Object
	Dim section As String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getString()) &gt; 1 Then
			section = 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getString()
	getFirstTextInStyle("Заголовок 2")
	title = 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firstPageStyleName As String 
	Dim leftPageStyleName As String
	Dim rightPageStyleName As String
	Dim newPageStyleName As String
	Dim articleFirstPageStyleName As String 
	Dim curStyle As Object
	Dim tmpStyleName As String
	pageStyles = ThisComponent.StyleFamilies.getByName("PageStyles")
	firstPageStyleName = "Первая страница статьи"
	leftPageStyleName = "Левая страница статьи"
	rightPageStyleName = "Правая страница статьи"
	oViewCursor = ThisComponent.CurrentController.getViewCursor()
	oTextCursor =  oViewCursor.Text.createTextCursorByRange(oViewCursor)
	'set starndard first page style name (need for cloning)
	oTextCursor.PageDescName = firstPageStyleName
	'clone starndard first page style
	createPageStyleByExample(oViewCursor.pageStyleName + " " + CStr(i))
	' set cloned style to first page
	oTextCursor.PageDescName = oViewCursor.pageStyleName + " " + CStr(i)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oViewCursor.pageStyleName + " " + CStr(i))
	'set followStyle to previous style
	curStyle.FollowStyle = oViewCursor.pageStyleName + " " + CStr(i)
	'set new curStyle	
	curStyle = pageStyles.getByName(oViewCursor.pageStyleName)
	setBroadSideMetadata(curStyle,i)
	'create new para for next page
	oViewCursor.Text.insertControlCharacter(oViewCursor.End,com.sun.star.text.ControlCharacter.PARAGRAPH_BREAK,False)
	oTextCursor = oViewCursor.Text.createTextCursorByRange(oViewCursor)
	'insert page break
	oTextCursor.BreakType = 4
	'clone left/right page style
	createPageStyleByExample(oViewCursor.pageStyleName + " " + CStr(i))
	'set followStyle to previous style (apply cloned style to current page)
	curStyle.FollowStyle = oViewCursor.pageStyleName + " " + CStr(i)
	'make styles loop
	tmpStyleName = curStyle.getName
	curStyle = pageStyles.getByName(oViewCursor.pageStyleName)
	setBroadSideMetadata(curStyle,i)
	curStyle.FollowStyle = tmpStyleName
	oViewCursor.jumpToPreviousPage()
	oViewCursor.jumpToPreviousPage()
	sendRM()
	sendRM()
		
End Sub

Sub setFirstPageMetadata(curStyle,i)
	Dim oViewCursor As Object
	Dim oSavePosition As Object
	Dim oText As Object
	Dim oHeaderTable As Object
	Dim rightHeaderCell As Object
	Dim leftHeaderCell As Object
	oViewCursor = ThisComponent.CurrentController.getViewCursor()
	oSavePosition = oViewCursor.Text.createTextCursorByRange(o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addTextVar("article" + i + "LastPage","00" )
	
	'Footer without table
	oViewCursor.goToRange(curStyle.FooterText.End, false)
	addTextVar("author" + i + "Copyright","© Фамилия И.О. " + i )
	oViewCursor.goToRange(oSavePosition, false)
End Sub

Sub setBroadSideMetadata(curStyle,i)
	Dim oViewCursor As Object
	Dim oSavePosition As Object
	Dim oHeaderTable As Object
	Dim headerCell As Object
	Dim leftHeaderCell As Object
	Dim curStyleName As String
	oViewCursor = ThisComponent.CurrentController.getViewCursor()
	oSavePosition = oViewCursor.Text.createTextCursorByRange(oViewCursor)
	curStyleName = curStyle.getName()
	'curStyle.HeaderText
	oHeaderTable = curStyle.HeaderText.CreateEnumeration().nextElement
	
	If InStr(curStyleName,"Левая страница статьи") = 1 Then
		'rightHeaderCell
		rightHeaderCell = oHeaderTable.getCellByPosition(1,0).getStart()
		oViewCursor.goToRange(rightHeaderCell, false)
		addTextVar("leftHeader" + i ,"Раздел" + i )
	ElseIf InStr(curStyleName,"Правая страница статьи") = 1 Then
		'leftHeaderCell
		leftHeaderCell = oHeaderTable.getCellByPosition(0,0).getStart()
		oViewCursor.goToRange(leftHeaderCell, false)
		addTextVar("rightHeader" + i ,"Фамилия И.О. Название статьи" + i )
	End If
	oViewCursor.goToRange(oSavePosition, false)
End Sub

Sub	setArticleUniqPageStyles(i)
	Dim firstPageStyleName As String 
	Dim leftPageStyleName As String
	Dim rightPageStyl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Constants
	articlePageNum = 1
	firstPageStyleName = "Первая страница статьи " + CStr(i)
	leftPageStyleName = "Левая страница статьи " + CStr(i)
	rightPageStyleName = "Правая страница статьи " + CStr(i)
	'
	pageStyles = ThisComponent.StyleFamilies.getByName("PageStyles")
	
	curPageStyleName = oViewCursor.PageStyleName

	Do Until  InStr(curPageStyleName,"статьи") = 0
		
		curPageNum = CInt(oViewCursor.getPage())
		' Если мы находимся на первой странице статьи
		If InStr(curPageStyleName,firstPageStyleName) = 1 Then
			curPageStyle = pageStyles.getByName(curPageStyleName)
			'Если текущая правая
			If CLng(curPageNum) Mod 2 = 1 Then
				curPageStyle.FollowStyle = leftPageStyleName
			Else
				curPageStyle.FollowStyle = rightPageStyleName
			EndIf
			'Получаем объект стиля сраницы предыдущей для следующей итерации
			previousPageStyle = curPageStyle
		ElseIf InStr(curPageStyleName,leftPageStyleName) = 1 Then
			clonedStyleName = lef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InStr(curPageStyleName,rightPageStyleName) = 1 Then
			clonedStyleName = righ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и") = 0
		takeLineIn()
		oViewCursor.jumpToNextPage()
		curPageStyleName = getNextPageStyleName()
	Loop
End Sub

Sub takeDownOrpahns
	Dim oViewCursor As Object
	oViewCursor = ThisComponent.CurrentController.getViewCursor()
	curPageStyleName = getNextPageStyleName()
	Do Until  InStr(curPageStyleName,"статьи")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Sub test
	Globalscope.BasicLibraries.LoadLibrary( "MRILib" )
	oViewCursor = ThisComponent.CurrentController.getViewCursor()
'	oTextCursor = oViewCursor.Text.createTextCursorByRange(oViewCursor)
	Mri oViewCursor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Globalscope.BasicLibraries.LoadLibrary( "MRILib" )
' Mri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	Mri ThisComponent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Globalscope.BasicLibraries.LoadLibrary( "MRILib" )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